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67db4" officeooo:paragraph-rsid="00167db4" style:font-size-asian="18pt" style:font-size-complex="18pt"/>
    </style:style>
    <style:style style:name="P2" style:family="paragraph" style:parent-style-name="Standard">
      <style:text-properties fo:font-size="18pt" officeooo:rsid="001c9ca8" officeooo:paragraph-rsid="00239293" style:font-size-asian="18pt" style:font-size-complex="18pt"/>
    </style:style>
    <style:style style:name="P3" style:family="paragraph" style:parent-style-name="Standard">
      <style:text-properties fo:font-size="18pt" officeooo:rsid="001c9ca8" officeooo:paragraph-rsid="00167db4" style:font-size-asian="18pt" style:font-size-complex="18pt"/>
    </style:style>
    <style:style style:name="P4" style:family="paragraph" style:parent-style-name="Standard">
      <style:text-properties fo:font-size="18pt" officeooo:rsid="00167db4" officeooo:paragraph-rsid="00167db4" style:font-size-asian="18pt" style:font-size-complex="18pt"/>
    </style:style>
    <style:style style:name="P5" style:family="paragraph" style:parent-style-name="Standard">
      <style:text-properties fo:font-size="18pt" officeooo:rsid="00167db4" officeooo:paragraph-rsid="0028b606" style:font-size-asian="18pt" style:font-size-complex="18pt"/>
    </style:style>
    <style:style style:name="P6" style:family="paragraph" style:parent-style-name="Standard">
      <style:text-properties fo:font-size="18pt" officeooo:rsid="00239293" officeooo:paragraph-rsid="0028b606" style:font-size-asian="18pt" style:font-size-complex="18pt"/>
    </style:style>
    <style:style style:name="P7" style:family="paragraph" style:parent-style-name="Standard">
      <style:text-properties fo:font-size="18pt" officeooo:rsid="002450f5" officeooo:paragraph-rsid="0028b606" style:font-size-asian="18pt" style:font-size-complex="18pt"/>
    </style:style>
    <style:style style:name="P8" style:family="paragraph" style:parent-style-name="Standard">
      <style:text-properties fo:font-size="18pt" officeooo:rsid="002f724f" officeooo:paragraph-rsid="002f724f" style:font-size-asian="18pt" style:font-size-complex="18pt"/>
    </style:style>
    <style:style style:name="P9" style:family="paragraph" style:parent-style-name="Standard">
      <style:text-properties fo:font-size="18pt" fo:font-weight="bold" officeooo:paragraph-rsid="0020803d" style:font-size-asian="18pt" style:font-weight-asian="bold" style:font-size-complex="18pt" style:font-weight-complex="bold"/>
    </style:style>
    <style:style style:name="P10" style:family="paragraph" style:parent-style-name="Standard">
      <style:text-properties fo:font-size="18pt" fo:font-weight="bold" officeooo:rsid="00167db4" officeooo:paragraph-rsid="0020803d" style:font-size-asian="18pt" style:font-weight-asian="bold" style:font-size-complex="18pt" style:font-weight-complex="bold"/>
    </style:style>
    <style:style style:name="P11" style:family="paragraph" style:parent-style-name="Standard">
      <style:text-properties fo:font-size="18pt" fo:font-weight="bold" officeooo:rsid="002f724f" officeooo:paragraph-rsid="002f724f" style:font-size-asian="18pt" style:font-weight-asian="bold" style:font-size-complex="18pt" style:font-weight-complex="bold"/>
    </style:style>
    <style:style style:name="P12" style:family="paragraph" style:parent-style-name="Standard">
      <style:text-properties fo:font-size="20pt" officeooo:rsid="00668d7d" officeooo:paragraph-rsid="00239293" style:font-size-asian="17.5pt" style:font-size-complex="20pt"/>
    </style:style>
    <style:style style:name="P13" style:family="paragraph" style:parent-style-name="Standard">
      <style:text-properties fo:font-size="20pt" officeooo:rsid="005f0078" officeooo:paragraph-rsid="00239293" style:font-size-asian="17.5pt" style:font-size-complex="20pt"/>
    </style:style>
    <style:style style:name="P14" style:family="paragraph" style:parent-style-name="Standard">
      <style:text-properties fo:font-size="20pt" fo:font-weight="bold" officeooo:rsid="004013ce" officeooo:paragraph-rsid="002f724f" style:font-size-asian="17.5pt" style:font-weight-asian="bold" style:font-size-complex="20pt" style:font-weight-complex="bold"/>
    </style:style>
    <style:style style:name="P15" style:family="paragraph" style:parent-style-name="Standard">
      <style:text-properties fo:font-size="20pt" fo:font-weight="bold" officeooo:rsid="0040c440" officeooo:paragraph-rsid="002f724f" style:font-size-asian="17.5pt" style:font-weight-asian="bold" style:font-size-complex="20pt" style:font-weight-complex="bold"/>
    </style:style>
    <style:style style:name="P16" style:family="paragraph" style:parent-style-name="Standard">
      <style:text-properties officeooo:paragraph-rsid="0028b606"/>
    </style:style>
    <style:style style:name="P17" style:family="paragraph" style:parent-style-name="Standard">
      <style:text-properties fo:font-size="22pt" fo:font-weight="bold" officeooo:rsid="00167db4" officeooo:paragraph-rsid="0027368e" style:font-size-asian="22pt" style:font-weight-asian="bold" style:font-size-complex="22pt" style:font-weight-complex="bold"/>
    </style:style>
    <style:style style:name="P18" style:family="paragraph" style:parent-style-name="Standard">
      <style:text-properties fo:font-size="22pt" fo:font-weight="bold" officeooo:rsid="00167db4" officeooo:paragraph-rsid="00167db4" style:font-size-asian="22pt" style:font-weight-asian="bold" style:font-size-complex="22pt" style:font-weight-complex="bold"/>
    </style:style>
    <style:style style:name="P19" style:family="paragraph" style:parent-style-name="Standard">
      <style:text-properties fo:font-size="22pt" fo:font-weight="bold" officeooo:rsid="00167db4" officeooo:paragraph-rsid="00239293" style:font-size-asian="22pt" style:font-weight-asian="bold" style:font-size-complex="22pt" style:font-weight-complex="bold"/>
    </style:style>
    <style:style style:name="P20" style:family="paragraph" style:parent-style-name="Standard">
      <style:text-properties fo:font-size="22pt" fo:font-weight="bold" officeooo:rsid="001857da" officeooo:paragraph-rsid="0027368e" style:font-size-asian="22pt" style:font-weight-asian="bold" style:font-size-complex="22pt" style:font-weight-complex="bold"/>
    </style:style>
    <style:style style:name="P21" style:family="paragraph" style:parent-style-name="Standard">
      <style:text-properties fo:font-size="22pt" fo:font-weight="bold" officeooo:rsid="001c9ca8" officeooo:paragraph-rsid="0027368e" style:font-size-asian="22pt" style:font-weight-asian="bold" style:font-size-complex="22pt" style:font-weight-complex="bold"/>
    </style:style>
    <style:style style:name="P22" style:family="paragraph" style:parent-style-name="Standard">
      <style:text-properties fo:font-size="22pt" fo:font-weight="bold" officeooo:rsid="005f0078" officeooo:paragraph-rsid="0028b606" style:font-size-asian="22pt" style:font-weight-asian="bold" style:font-size-complex="22pt" style:font-weight-complex="bold"/>
    </style:style>
    <style:style style:name="P23" style:family="paragraph" style:parent-style-name="Standard">
      <style:text-properties fo:font-size="22pt" fo:font-weight="bold" officeooo:rsid="005f0078" officeooo:paragraph-rsid="002f724f" style:font-size-asian="22pt" style:font-weight-asian="bold" style:font-size-complex="22pt" style:font-weight-complex="bold"/>
    </style:style>
    <style:style style:name="P24" style:family="paragraph" style:parent-style-name="Standard">
      <style:text-properties fo:font-size="22pt" fo:font-weight="bold" officeooo:rsid="0021b54d" officeooo:paragraph-rsid="00239293" style:font-size-asian="22pt" style:font-weight-asian="bold" style:font-size-complex="22pt" style:font-weight-complex="bold"/>
    </style:style>
    <style:style style:name="P25" style:family="paragraph" style:parent-style-name="Standard">
      <style:text-properties fo:font-size="22pt" fo:font-weight="bold" officeooo:paragraph-rsid="002f724f" style:font-size-asian="22pt" style:font-weight-asian="bold" style:font-size-complex="22pt" style:font-weight-complex="bold"/>
    </style:style>
    <style:style style:name="P26" style:family="paragraph" style:parent-style-name="Standard">
      <style:text-properties fo:font-size="22pt" fo:font-weight="bold" officeooo:rsid="005b367d" officeooo:paragraph-rsid="002f724f" style:font-size-asian="22pt" style:font-weight-asian="bold" style:font-size-complex="22pt" style:font-weight-complex="bold"/>
    </style:style>
    <style:style style:name="P27" style:family="paragraph" style:parent-style-name="Standard">
      <style:text-properties fo:font-size="22pt" fo:font-weight="bold" officeooo:rsid="0039dc0b" officeooo:paragraph-rsid="002f724f" style:font-size-asian="22pt" style:font-weight-asian="bold" style:font-size-complex="22pt" style:font-weight-complex="bold"/>
    </style:style>
    <style:style style:name="P28" style:family="paragraph" style:parent-style-name="Standard">
      <style:text-properties fo:font-size="22pt" fo:font-weight="bold" officeooo:rsid="005db0dc" officeooo:paragraph-rsid="002f724f" style:font-size-asian="22pt" style:font-weight-asian="bold" style:font-size-complex="22pt" style:font-weight-complex="bold"/>
    </style:style>
    <style:style style:name="P29" style:family="paragraph" style:parent-style-name="Standard">
      <style:text-properties fo:font-size="22pt" fo:font-weight="bold" officeooo:rsid="005e90cd" officeooo:paragraph-rsid="002f724f" style:font-size-asian="22pt" style:font-weight-asian="bold" style:font-size-complex="22pt" style:font-weight-complex="bold"/>
    </style:style>
    <style:style style:name="T1" style:family="text">
      <style:text-properties fo:font-size="18pt" officeooo:rsid="001c9ca8" style:font-size-asian="18pt" style:font-size-complex="18pt"/>
    </style:style>
    <style:style style:name="T2" style:family="text">
      <style:text-properties fo:font-size="18pt" officeooo:rsid="0020803d" style:font-size-asian="18pt" style:font-size-complex="18pt"/>
    </style:style>
    <style:style style:name="T3" style:family="text">
      <style:text-properties fo:font-size="18pt" officeooo:rsid="002098c8" style:font-size-asian="18pt" style:font-size-complex="18pt"/>
    </style:style>
    <style:style style:name="T4" style:family="text">
      <style:text-properties officeooo:rsid="001c9ca8"/>
    </style:style>
    <style:style style:name="T5" style:family="text">
      <style:text-properties style:text-position="super 58%"/>
    </style:style>
    <style:style style:name="T6" style:family="text">
      <style:text-properties style:text-position="super 58%" officeooo:rsid="001c9ca8"/>
    </style:style>
    <style:style style:name="T7" style:family="text">
      <style:text-properties officeooo:rsid="002098c8"/>
    </style:style>
    <style:style style:name="T8" style:family="text">
      <style:text-properties officeooo:rsid="00167db4"/>
    </style:style>
    <style:style style:name="T9" style:family="text">
      <style:text-properties officeooo:rsid="0066c770"/>
    </style:style>
    <style:style style:name="T10" style:family="text">
      <style:text-properties officeooo:rsid="00668d7d"/>
    </style:style>
    <style:style style:name="T11" style:family="text">
      <style:text-properties fo:color="#000000" style:font-name="JetBrains Mono" fo:font-size="17.5pt" fo:font-style="normal" fo:font-weight="normal" style:font-size-asian="17.5pt" style:font-style-asian="normal" style:font-weight-asian="normal"/>
    </style:style>
    <style:style style:name="T12" style:family="text">
      <style:text-properties fo:color="#080808" style:font-name="JetBrains Mono" fo:font-size="17.5pt" fo:font-style="normal" fo:font-weight="normal" style:font-size-asian="17.5pt" style:font-style-asian="normal" style:font-weight-asian="normal"/>
    </style:style>
    <style:style style:name="T13" style:family="text">
      <style:text-properties fo:color="#080808" style:font-name="JetBrains Mono" fo:font-size="17.5pt" fo:font-style="normal" fo:font-weight="normal" officeooo:rsid="002450f5" style:font-size-asian="17.5pt" style:font-style-asian="normal" style:font-weight-asian="normal" style:font-size-complex="18pt"/>
    </style:style>
    <style:style style:name="T14" style:family="text">
      <style:text-properties fo:color="#080808" style:font-name="JetBrains Mono" fo:font-size="17.5pt" fo:font-style="normal" fo:font-weight="normal" officeooo:rsid="002927e0" style:font-size-asian="17.5pt" style:font-style-asian="normal" style:font-weight-asian="normal"/>
    </style:style>
    <style:style style:name="T15" style:family="text">
      <style:text-properties fo:color="#080808" style:font-name="JetBrains Mono" fo:font-size="17.5pt" fo:font-style="italic" fo:font-weight="normal" style:font-size-asian="17.5pt" style:font-style-asian="italic" style:font-weight-asian="normal"/>
    </style:style>
    <style:style style:name="T16" style:family="text">
      <style:text-properties fo:color="#067d17" style:font-name="JetBrains Mono" fo:font-size="17.5pt" fo:font-style="normal" fo:font-weight="normal" style:font-size-asian="17.5pt" style:font-style-asian="normal" style:font-weight-asian="normal"/>
    </style:style>
    <style:style style:name="T17" style:family="text">
      <style:text-properties fo:color="#067d17" style:font-name="JetBrains Mono" fo:font-size="17.5pt" fo:font-style="normal" fo:font-weight="normal" fo:background-color="#edfced" loext:char-shading-value="0" style:font-size-asian="17.5pt" style:font-style-asian="normal" style:font-weight-asian="normal"/>
    </style:style>
    <style:style style:name="T18" style:family="text">
      <style:text-properties fo:color="#0037a6" style:font-name="JetBrains Mono" fo:font-size="17.5pt" fo:font-style="normal" fo:font-weight="normal" style:font-size-asian="17.5pt" style:font-style-asian="normal" style:font-weight-asian="normal"/>
    </style:style>
    <style:style style:name="T19" style:family="text">
      <style:text-properties fo:color="#0033b3" style:font-name="JetBrains Mono" fo:font-size="17.5pt" fo:font-style="normal" fo:font-weight="normal" style:font-size-asian="17.5pt" style:font-style-asian="normal" style:font-weight-asian="normal"/>
    </style:style>
    <style:style style:name="T20" style:family="text">
      <style:text-properties fo:color="#00627a" style:font-name="JetBrains Mono" fo:font-size="17.5pt" fo:font-style="normal" fo:font-weight="normal" style:font-size-asian="17.5pt" style:font-style-asian="normal" style:font-weight-asian="normal"/>
    </style:style>
    <style:style style:name="T21" style:family="text">
      <style:text-properties fo:color="#871094" style:font-name="JetBrains Mono" fo:font-size="17.5pt" fo:font-style="italic" fo:font-weight="normal" style:font-size-asian="17.5pt" style:font-style-asian="italic" style:font-weight-asian="normal"/>
    </style:style>
    <style:style style:name="T22" style:family="text">
      <style:text-properties fo:color="#1750eb" style:font-name="JetBrains Mono" fo:font-size="17.5pt" fo:font-style="normal" fo:font-weight="normal" style:font-size-asian="17.5pt" style:font-style-asian="normal" style:font-weight-asian="normal"/>
    </style:style>
    <style:style style:name="T23" style:family="text">
      <style:text-properties officeooo:rsid="0020803d"/>
    </style:style>
    <style:style style:name="T24" style:family="text">
      <style:text-properties fo:color="#8c8c8c" style:font-name="JetBrains Mono" fo:font-size="17.5pt" fo:font-style="italic" fo:font-weight="normal" style:font-size-asian="17.5pt" style:font-style-asian="italic" style:font-weight-asian="normal"/>
    </style:style>
    <style:style style:name="T25" style:family="text">
      <style:text-properties officeooo:rsid="0040c440"/>
    </style:style>
    <style:style style:name="T26" style:family="text">
      <style:text-properties officeooo:rsid="0042c2b4"/>
    </style:style>
    <style:style style:name="T27" style:family="text">
      <style:text-properties officeooo:rsid="002f724f"/>
    </style:style>
    <style:style style:name="T28" style:family="text">
      <style:text-properties officeooo:rsid="006253aa"/>
    </style:style>
    <style:style style:name="T29" style:family="text">
      <style:text-properties officeooo:rsid="005c5404"/>
    </style:style>
    <style:style style:name="T30" style:family="text">
      <style:text-properties fo:font-size="20pt" officeooo:rsid="0061a110" style:font-size-asian="17.5pt" style:font-size-complex="20pt"/>
    </style:style>
    <style:style style:name="T31" style:family="text">
      <style:text-properties fo:font-size="20pt" officeooo:rsid="005c5404" style:font-size-asian="17.5pt" style:font-size-complex="20pt"/>
    </style:style>
    <style:style style:name="T32" style:family="text">
      <style:text-properties fo:font-size="20pt" officeooo:rsid="005db0dc" style:font-size-asian="17.5pt" style:font-size-complex="20pt"/>
    </style:style>
    <style:style style:name="T33" style:family="text">
      <style:text-properties fo:font-size="20pt" officeooo:rsid="002f724f" style:font-size-asian="17.5pt" style:font-size-complex="20pt"/>
    </style:style>
    <style:style style:name="T34" style:family="text">
      <style:text-properties fo:font-size="20pt" officeooo:rsid="005b367d" style:font-size-asian="17.5pt" style:font-size-complex="20pt"/>
    </style:style>
    <style:style style:name="T35" style:family="text">
      <style:text-properties fo:font-size="20pt" officeooo:rsid="005e90cd" style:font-size-asian="17.5pt" style:font-size-complex="20pt"/>
    </style:style>
    <style:style style:name="T36" style:family="text">
      <style:text-properties officeooo:rsid="0066f9c3"/>
    </style:style>
    <style:style style:name="T37" style:family="text">
      <style:text-properties officeooo:rsid="0061dbaa"/>
    </style:style>
    <style:style style:name="T38" style:family="text">
      <style:text-properties officeooo:rsid="005e90cd"/>
    </style:style>
    <style:style style:name="T39" style:family="text">
      <style:text-properties officeooo:rsid="005b367d"/>
    </style:style>
    <style:style style:name="T40" style:family="text">
      <style:text-properties officeooo:rsid="0061a110"/>
    </style:style>
    <style:style style:name="T41" style:family="text">
      <style:text-properties officeooo:rsid="005db0d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DAY 12</text:p>
      <text:p text:style-name="P14"><text:span text:style-name="T27">1</text:span>. Input a Bracket expression from the user and check if it is balanced using a stack.</text:p>
      <text:p text:style-name="P14"/>
      <text:p text:style-name="P14">A bracket expression consists of the following charecters</text:p>
      <text:p text:style-name="P14">{ } ( ) [ ] &lt; &gt;</text:p>
      <text:p text:style-name="P14">An expression is balanced if :</text:p>
      <text:p text:style-name="P15">-&gt;Every opened bracket is closed <text:span text:style-name="T26">by the same kind of bracket</text:span></text:p>
      <text:p text:style-name="P15">-&gt; brackets opened last are closed first </text:p>
      <text:p text:style-name="P15"/>
      <text:p text:style-name="P14">Eg : <text:span text:style-name="T25">{ [ () &lt;{}&gt;]()} : balanced</text:span></text:p>
      <text:p text:style-name="P14"><text:tab/><text:span text:style-name="T25">{ &lt;}&gt;<text:tab/><text:tab/> <text:s text:c="2"/>: not balanced</text:span></text:p>
      <text:p text:style-name="P9"/>
      <text:p text:style-name="P9"><text:line-break/><text:span text:style-name="T19">import </text:span><text:span text:style-name="T11">java.util.LinkedList</text:span><text:span text:style-name="T12">;</text:span><text:line-break/><text:span text:style-name="T19">import </text:span><text:span text:style-name="T11">java.util.Scanner</text:span><text:span text:style-name="T12">;</text:span><text:line-break/><text:line-break/><text:span text:style-name="T19">public class </text:span><text:span text:style-name="T11">balanced </text:span><text:span text:style-name="T12">{</text:span><text:line-break/><text:span text:style-name="T12"> <text:s text:c="3"/></text:span><text:span text:style-name="T19">public static void </text:span><text:span text:style-name="T20">main</text:span><text:span text:style-name="T12">(</text:span><text:span text:style-name="T11">String</text:span><text:span text:style-name="T12">[] args) {</text:span><text:line-break/><text:span text:style-name="T12"> <text:s text:c="7"/></text:span><text:span text:style-name="T11">LinkedList</text:span><text:span text:style-name="T12">&lt;</text:span><text:span text:style-name="T11">Character</text:span><text:span text:style-name="T12">&gt; </text:span><text:span text:style-name="T11">stk </text:span><text:span text:style-name="T12">= </text:span><text:span text:style-name="T19">new </text:span><text:span text:style-name="T12">LinkedList&lt;</text:span><text:span text:style-name="T11">Character</text:span><text:span text:style-name="T12">&gt;();</text:span><text:line-break/><text:span text:style-name="T12"> <text:s text:c="7"/></text:span><text:span text:style-name="T11">Scanner sc </text:span><text:span text:style-name="T12">= </text:span><text:span text:style-name="T19">new </text:span><text:span text:style-name="T12">Scanner(</text:span><text:span text:style-name="T11">System</text:span><text:span text:style-name="T12">.</text:span><text:span text:style-name="T21">in</text:span><text:span text:style-name="T12">);</text:span><text:line-break/><text:span text:style-name="T12"> <text:s text:c="7"/></text:span><text:span text:style-name="T11">System</text:span><text:span text:style-name="T12">.</text:span><text:span text:style-name="T21">out</text:span><text:span text:style-name="T12">.println(</text:span><text:span text:style-name="T16">"Enter the expression without spaces"</text:span><text:span text:style-name="T12">);</text:span><text:line-break/><text:span text:style-name="T12"> <text:s text:c="7"/></text:span><text:span text:style-name="T19">char</text:span><text:span text:style-name="T12">[] </text:span><text:span text:style-name="T11">chArr </text:span><text:span text:style-name="T12">= </text:span><text:span text:style-name="T11">sc</text:span><text:span text:style-name="T12">.next().toCharArray();</text:span><text:line-break/><text:span text:style-name="T12"> <text:s text:c="7"/></text:span><text:span text:style-name="T19">boolean </text:span><text:span text:style-name="T12">Balanced = </text:span><text:span text:style-name="T19">true</text:span><text:span text:style-name="T12">;</text:span><text:line-break/><text:span text:style-name="T12"> <text:s text:c="7"/></text:span><text:span text:style-name="T19">boolean </text:span><text:span text:style-name="T12">wrong=</text:span><text:span text:style-name="T19">false</text:span><text:span text:style-name="T12">;</text:span><text:line-break/><text:span text:style-name="T12"> <text:s text:c="7"/></text:span><text:span text:style-name="T11">stk</text:span><text:span text:style-name="T12">.push(</text:span><text:span text:style-name="T16">'.'</text:span><text:span text:style-name="T12">);</text:span><text:span text:style-name="T24">//delimitter</text:span><text:line-break/><text:span text:style-name="T24"> <text:s text:c="7"/></text:span><text:span text:style-name="T11">stk</text:span><text:span text:style-name="T12">.push(</text:span><text:span text:style-name="T16">'.'</text:span><text:span text:style-name="T12">);</text:span><text:span text:style-name="T24">//delimitter</text:span><text:line-break/><text:span text:style-name="T24"> <text:s text:c="7"/></text:span><text:span text:style-name="T19">for</text:span><text:span text:style-name="T12">(</text:span><text:span text:style-name="T19">char </text:span><text:span text:style-name="T11">ch </text:span><text:span text:style-name="T12">: </text:span><text:span text:style-name="T11">chArr</text:span><text:span text:style-name="T12">){</text:span><text:line-break/><text:line-break/><text:span text:style-name="T12"> <text:s text:c="11"/></text:span><text:span text:style-name="T19">switch</text:span><text:span text:style-name="T12">(</text:span><text:span text:style-name="T11">ch</text:span><text:span text:style-name="T12">){</text:span><text:line-break/><text:span text:style-name="T12"> <text:s text:c="15"/></text:span><text:span text:style-name="T19">case </text:span><text:span text:style-name="T16">'{'</text:span><text:span text:style-name="T12">: </text:span><text:span text:style-name="T19">case</text:span><text:span text:style-name="T16">'['</text:span><text:span text:style-name="T12">: </text:span><text:span text:style-name="T19">case</text:span><text:span text:style-name="T16">'('</text:span><text:span text:style-name="T12">: </text:span><text:span text:style-name="T19">case</text:span><text:span text:style-name="T16">'&lt;'</text:span><text:span text:style-name="T12">:</text:span><text:span text:style-name="T11">stk</text:span><text:span text:style-name="T12">.push(</text:span><text:span text:style-name="T11">ch</text:span><text:span text:style-name="T12">); </text:span><text:span text:style-name="T19">break</text:span><text:span text:style-name="T12">;</text:span><text:line-break/><text:line-break/><text:span text:style-name="T12"> <text:s text:c="15"/></text:span><text:span text:style-name="T19">case </text:span><text:span text:style-name="T16">'}'</text:span><text:span text:style-name="T12">: </text:span><text:span text:style-name="T19">if</text:span><text:span text:style-name="T12">(</text:span><text:span text:style-name="T11">stk</text:span><text:span text:style-name="T12">.pop()!=</text:span><text:span text:style-name="T16">'{'</text:span><text:span text:style-name="T12">) Balanced=</text:span><text:span text:style-name="T19">false</text:span><text:span text:style-name="T12">; </text:span><text:soft-page-break/><text:span text:style-name="T19">break</text:span><text:span text:style-name="T12">;</text:span><text:line-break/><text:line-break/><text:span text:style-name="T12"> <text:s text:c="15"/></text:span><text:span text:style-name="T19">case </text:span><text:span text:style-name="T16">']'</text:span><text:span text:style-name="T12">: </text:span><text:span text:style-name="T19">if</text:span><text:span text:style-name="T12">(</text:span><text:span text:style-name="T11">stk</text:span><text:span text:style-name="T12">.pop()!=</text:span><text:span text:style-name="T16">'['</text:span><text:span text:style-name="T12">) Balanced=</text:span><text:span text:style-name="T19">false</text:span><text:span text:style-name="T12">; </text:span><text:span text:style-name="T19">break</text:span><text:span text:style-name="T12">;</text:span><text:line-break/><text:line-break/><text:span text:style-name="T12"> <text:s text:c="15"/></text:span><text:span text:style-name="T19">case </text:span><text:span text:style-name="T16">')'</text:span><text:span text:style-name="T12">: </text:span><text:span text:style-name="T19">if</text:span><text:span text:style-name="T12">(</text:span><text:span text:style-name="T11">stk</text:span><text:span text:style-name="T12">.pop()!=</text:span><text:span text:style-name="T16">'('</text:span><text:span text:style-name="T12">) Balanced=</text:span><text:span text:style-name="T19">false</text:span><text:span text:style-name="T12">; </text:span><text:span text:style-name="T19">break</text:span><text:span text:style-name="T12">;</text:span><text:line-break/><text:line-break/><text:span text:style-name="T12"> <text:s text:c="15"/></text:span><text:span text:style-name="T19">case </text:span><text:span text:style-name="T16">'&gt;'</text:span><text:span text:style-name="T12">: </text:span><text:span text:style-name="T19">if</text:span><text:span text:style-name="T12">(</text:span><text:span text:style-name="T11">stk</text:span><text:span text:style-name="T12">.pop()!=</text:span><text:span text:style-name="T16">'&lt;'</text:span><text:span text:style-name="T12">) Balanced=</text:span><text:span text:style-name="T19">false</text:span><text:span text:style-name="T12">; </text:span><text:span text:style-name="T19">break</text:span><text:span text:style-name="T12">;</text:span><text:line-break/><text:line-break/><text:span text:style-name="T12"> <text:s text:c="15"/></text:span><text:span text:style-name="T19">default </text:span><text:span text:style-name="T12">:</text:span><text:line-break/><text:span text:style-name="T12"> <text:s text:c="19"/></text:span><text:span text:style-name="T11">System</text:span><text:span text:style-name="T12">.</text:span><text:span text:style-name="T21">out</text:span><text:span text:style-name="T12">.println(</text:span><text:span text:style-name="T16">"Wrong expression"</text:span><text:span text:style-name="T12">); wrong = </text:span><text:span text:style-name="T19">true</text:span><text:span text:style-name="T12">;</text:span><text:line-break/><text:span text:style-name="T12"> <text:s text:c="11"/>}</text:span><text:line-break/><text:span text:style-name="T12"> <text:s text:c="11"/></text:span><text:span text:style-name="T19">if</text:span><text:span text:style-name="T12">(!Balanced)</text:span><text:line-break/><text:span text:style-name="T12"> <text:s text:c="15"/></text:span><text:span text:style-name="T19">break</text:span><text:span text:style-name="T12">;</text:span><text:line-break/><text:span text:style-name="T12"> <text:s text:c="7"/>}</text:span><text:line-break/><text:span text:style-name="T12"> <text:s text:c="7"/></text:span><text:span text:style-name="T19">if</text:span><text:span text:style-name="T12">(Balanced &amp;&amp; </text:span><text:span text:style-name="T11">stk</text:span><text:span text:style-name="T12">.pop()==</text:span><text:span text:style-name="T16">'.' </text:span><text:span text:style-name="T12">&amp;&amp; !wrong)</text:span><text:line-break/><text:span text:style-name="T12"> <text:s text:c="11"/></text:span><text:span text:style-name="T11">System</text:span><text:span text:style-name="T12">.</text:span><text:span text:style-name="T21">out</text:span><text:span text:style-name="T12">.println(</text:span><text:span text:style-name="T16">"Expression is balanced"</text:span><text:span text:style-name="T12">);</text:span><text:line-break/><text:span text:style-name="T12"> <text:s text:c="7"/></text:span><text:span text:style-name="T19">else</text:span><text:line-break/><text:span text:style-name="T19"> <text:s text:c="11"/></text:span><text:span text:style-name="T11">System</text:span><text:span text:style-name="T12">.</text:span><text:span text:style-name="T21">out</text:span><text:span text:style-name="T12">.println(</text:span><text:span text:style-name="T16">"Expression not balanced"</text:span><text:span text:style-name="T12">);</text:span><text:line-break/><text:line-break/><text:span text:style-name="T12"> <text:s text:c="3"/>}</text:span><text:line-break/><text:span text:style-name="T12">}</text:span><text:line-break/></text:p>
      <text:p text:style-name="P25"><text:span text:style-name="T27">2</text:span><text:span text:style-name="T39">. </text:span><text:span text:style-name="T29">Write a program to create a .txt file, input n sentences and add them to the file.</text:span></text:p>
      <text:p text:style-name="P26"/>
      <text:p text:style-name="P25"><text:span text:style-name="T40">After that </text:span><text:span text:style-name="T29">read from the above .txt file, and print the words with length &gt;3, </text:span><text:span text:style-name="T41">in each line.</text:span></text:p>
      <text:p text:style-name="P27"/>
      <text:p text:style-name="P28">Eg: </text:p>
      <text:p text:style-name="P28">Input:</text:p>
      <text:p text:style-name="P28"><text:tab/><text:span text:style-name="T36">3</text:span></text:p>
      <text:p text:style-name="P28"><text:tab/>This is my first file program.</text:p>
      <text:p text:style-name="P28"><text:soft-page-break/><text:tab/>Sample sentence num 2.</text:p>
      <text:p text:style-name="P28"><text:tab/>This is just another sentence.</text:p>
      <text:p text:style-name="P28"/>
      <text:p text:style-name="P28">Output:</text:p>
      <text:p text:style-name="P28"><text:tab/>Sentence 1:<text:tab/>This first file program.</text:p>
      <text:p text:style-name="P28"><text:tab/>Sentence <text:span text:style-name="T37">2</text:span>:<text:tab/> Sample sentence</text:p>
      <text:p text:style-name="P28"><text:tab/>Sentence <text:span text:style-name="T37">3</text:span>:<text:tab/>This just another sentence.</text:p>
      <text:p text:style-name="P27"/>
      <text:p text:style-name="P27"/>
      <text:p text:style-name="P27"><text:span text:style-name="T24">/*</text:span><text:line-break/><text:span text:style-name="T24">-creating a file</text:span><text:line-break/><text:span text:style-name="T24">-iterating n times and getting input</text:span><text:line-break/><text:span text:style-name="T24">-adding to the txt file</text:span><text:line-break/><text:line-break/><text:span text:style-name="T24">-creating reader obj</text:span><text:line-break/><text:span text:style-name="T24">-extract each sentence (in loop)</text:span><text:line-break/><text:span text:style-name="T24">-split into word array</text:span><text:line-break/><text:span text:style-name="T24">-iterate, find length and print word&gt;3</text:span><text:line-break/><text:line-break/><text:span text:style-name="T24"> */</text:span><text:line-break/><text:line-break/><text:span text:style-name="T19">import </text:span><text:span text:style-name="T11">java.io.</text:span><text:span text:style-name="T12">*;</text:span><text:line-break/><text:span text:style-name="T19">import </text:span><text:span text:style-name="T11">java.util.Scanner</text:span><text:span text:style-name="T12">;</text:span><text:line-break/><text:line-break/><text:span text:style-name="T19">public class </text:span><text:span text:style-name="T11">Files101 </text:span><text:span text:style-name="T12">{</text:span><text:line-break/><text:span text:style-name="T12"> <text:s text:c="3"/></text:span><text:span text:style-name="T19">public static void </text:span><text:span text:style-name="T20">main</text:span><text:span text:style-name="T12">(</text:span><text:span text:style-name="T11">String</text:span><text:span text:style-name="T12">[] args)</text:span><text:span text:style-name="T19">throws </text:span><text:span text:style-name="T11">IOException </text:span><text:span text:style-name="T12">{</text:span><text:line-break/><text:span text:style-name="T12"> <text:s text:c="7"/></text:span><text:span text:style-name="T11">Scanner sc </text:span><text:span text:style-name="T12">= </text:span><text:span text:style-name="T19">new </text:span><text:span text:style-name="T12">Scanner(</text:span><text:span text:style-name="T11">System</text:span><text:span text:style-name="T12">.</text:span><text:span text:style-name="T21">in</text:span><text:span text:style-name="T12">);</text:span><text:line-break/><text:span text:style-name="T12"> <text:s text:c="7"/></text:span><text:span text:style-name="T11">FileWriter fw </text:span><text:span text:style-name="T12">= </text:span><text:span text:style-name="T19">new </text:span><text:span text:style-name="T12">FileWriter(</text:span><text:span text:style-name="T16">"file.txt"</text:span><text:span text:style-name="T12">);</text:span><text:line-break/><text:span text:style-name="T12"> <text:s text:c="7"/></text:span><text:span text:style-name="T11">BufferedWriter bw </text:span><text:span text:style-name="T12">= </text:span><text:span text:style-name="T19">new </text:span><text:span text:style-name="T12">BufferedWriter(</text:span><text:span text:style-name="T11">fw</text:span><text:span text:style-name="T12">);</text:span><text:line-break/><text:span text:style-name="T12"> <text:s text:c="7"/></text:span><text:span text:style-name="T11">PrintWriter pw </text:span><text:span text:style-name="T12">= </text:span><text:span text:style-name="T19">new </text:span><text:span text:style-name="T12">PrintWriter(</text:span><text:span text:style-name="T11">bw</text:span><text:span text:style-name="T12">);</text:span><text:line-break/><text:span text:style-name="T12"> <text:s text:c="7"/></text:span><text:span text:style-name="T11">System</text:span><text:span text:style-name="T12">.</text:span><text:span text:style-name="T21">out</text:span><text:span text:style-name="T12">.println(</text:span><text:span text:style-name="T16">"Enter number of sentences :"</text:span><text:span text:style-name="T12">);</text:span><text:line-break/><text:span text:style-name="T12"> <text:s text:c="7"/></text:span><text:span text:style-name="T19">int </text:span><text:span text:style-name="T11">n </text:span><text:span text:style-name="T12">= </text:span><text:span text:style-name="T11">Integer</text:span><text:span text:style-name="T12">.</text:span><text:span text:style-name="T15">parseInt</text:span><text:span text:style-name="T12">(</text:span><text:span text:style-name="T11">sc</text:span><text:span text:style-name="T12">.nextLine());</text:span><text:line-break/><text:span text:style-name="T12"> <text:s text:c="7"/></text:span><text:span text:style-name="T11">String </text:span><text:span text:style-name="T12">sent;</text:span><text:line-break/><text:soft-page-break/><text:span text:style-name="T12"> <text:s text:c="7"/></text:span><text:span text:style-name="T19">for</text:span><text:span text:style-name="T12">(</text:span><text:span text:style-name="T19">int </text:span><text:span text:style-name="T12">i=</text:span><text:span text:style-name="T22">1</text:span><text:span text:style-name="T12">;i&lt;=</text:span><text:span text:style-name="T11">n</text:span><text:span text:style-name="T12">;i++){</text:span><text:line-break/><text:span text:style-name="T12"> <text:s text:c="11"/></text:span><text:span text:style-name="T11">System</text:span><text:span text:style-name="T12">.</text:span><text:span text:style-name="T21">out</text:span><text:span text:style-name="T12">.print(</text:span><text:span text:style-name="T16">"Enter the sentence : "</text:span><text:span text:style-name="T12">);</text:span><text:line-break/><text:span text:style-name="T12"> <text:s text:c="11"/>sent=</text:span><text:span text:style-name="T11">sc</text:span><text:span text:style-name="T12">.nextLine();</text:span><text:line-break/><text:span text:style-name="T12"> <text:s text:c="11"/></text:span><text:span text:style-name="T11">pw</text:span><text:span text:style-name="T12">.println(sent);</text:span><text:line-break/><text:span text:style-name="T12"> <text:s text:c="7"/>}</text:span><text:line-break/><text:span text:style-name="T12"> <text:s text:c="7"/></text:span><text:span text:style-name="T11">pw</text:span><text:span text:style-name="T12">.close();</text:span><text:line-break/><text:line-break/><text:span text:style-name="T12"> <text:s text:c="7"/></text:span><text:span text:style-name="T11">BufferedReader br </text:span><text:span text:style-name="T12">= </text:span><text:span text:style-name="T19">new </text:span><text:span text:style-name="T12">BufferedReader(</text:span><text:span text:style-name="T19">new </text:span><text:span text:style-name="T12">FileReader(</text:span><text:span text:style-name="T16">"file.txt"</text:span><text:span text:style-name="T12">));</text:span><text:line-break/><text:span text:style-name="T12"> <text:s text:c="7"/></text:span><text:span text:style-name="T11">String </text:span><text:span text:style-name="T12">words[];</text:span><text:line-break/><text:span text:style-name="T12"> <text:s text:c="7"/></text:span><text:span text:style-name="T11">String </text:span><text:span text:style-name="T12">s;</text:span><text:line-break/><text:span text:style-name="T12"> <text:s text:c="7"/></text:span><text:span text:style-name="T19">int </text:span><text:span text:style-name="T12">i=</text:span><text:span text:style-name="T22">1</text:span><text:span text:style-name="T12">;</text:span><text:line-break/><text:span text:style-name="T12"> <text:s text:c="7"/></text:span><text:span text:style-name="T19">while</text:span><text:span text:style-name="T12">((s=</text:span><text:span text:style-name="T11">br</text:span><text:span text:style-name="T12">.readLine())!=</text:span><text:span text:style-name="T19">null</text:span><text:span text:style-name="T12">){</text:span><text:line-break/><text:span text:style-name="T12"> <text:s text:c="11"/>words = s.split(</text:span><text:span text:style-name="T16">"</text:span><text:span text:style-name="T17"> </text:span><text:span text:style-name="T16">"</text:span><text:span text:style-name="T12">);</text:span><text:line-break/><text:span text:style-name="T12"> <text:s text:c="11"/></text:span><text:span text:style-name="T11">System</text:span><text:span text:style-name="T12">.</text:span><text:span text:style-name="T21">out</text:span><text:span text:style-name="T12">.println(</text:span><text:span text:style-name="T16">"</text:span><text:span text:style-name="T18">\n</text:span><text:span text:style-name="T16">Sentence " </text:span><text:span text:style-name="T12">+ i +</text:span><text:span text:style-name="T16">" : "</text:span><text:span text:style-name="T12">);</text:span><text:line-break/><text:span text:style-name="T12"> <text:s text:c="11"/></text:span><text:span text:style-name="T19">for </text:span><text:span text:style-name="T12">(</text:span><text:span text:style-name="T11">String word </text:span><text:span text:style-name="T12">: words) {</text:span><text:line-break/><text:span text:style-name="T12"> <text:s text:c="15"/></text:span><text:span text:style-name="T19">if</text:span><text:span text:style-name="T12">(</text:span><text:span text:style-name="T11">word</text:span><text:span text:style-name="T12">.length()&gt;</text:span><text:span text:style-name="T22">3</text:span><text:span text:style-name="T12">)</text:span><text:line-break/><text:span text:style-name="T12"> <text:s text:c="19"/></text:span><text:span text:style-name="T11">System</text:span><text:span text:style-name="T12">.</text:span><text:span text:style-name="T21">out</text:span><text:span text:style-name="T12">.print(</text:span><text:span text:style-name="T11">word </text:span><text:span text:style-name="T12">+</text:span><text:span text:style-name="T16">" "</text:span><text:span text:style-name="T12">);</text:span><text:line-break/><text:span text:style-name="T12"> <text:s text:c="11"/>}</text:span><text:line-break/><text:span text:style-name="T12"> <text:s text:c="11"/>i++;</text:span><text:line-break/><text:span text:style-name="T12"> <text:s text:c="7"/>}</text:span><text:line-break/><text:span text:style-name="T12"> <text:s text:c="7"/></text:span><text:span text:style-name="T11">br</text:span><text:span text:style-name="T12">.close();</text:span><text:line-break/><text:span text:style-name="T12"> <text:s text:c="3"/>}</text:span><text:line-break/><text:span text:style-name="T12">}</text:span><text:line-break/></text:p>
      <text:p text:style-name="P25"><text:span text:style-name="T27">3</text:span><text:span text:style-name="T41">. </text:span><text:span text:style-name="T38">Write a program to read file called result and to print the grade of each student.</text:span></text:p>
      <text:p text:style-name="P29">File name: result.csv</text:p>
      <text:p text:style-name="P23">File format: name,mark</text:p>
      <text:p text:style-name="P29">grade :</text:p>
      <text:p text:style-name="P29"><text:tab/>-D<text:tab/><text:tab/><text:tab/>:<text:tab/>mark &gt;= 80</text:p>
      <text:p text:style-name="P29"><text:tab/>-1<text:span text:style-name="T5">st</text:span> class<text:tab/><text:tab/>:<text:tab/>mark &gt;= <text:span text:style-name="T28">6</text:span>0<text:tab/></text:p>
      <text:p text:style-name="P29"><text:tab/>-2<text:span text:style-name="T5">nd</text:span> class<text:tab/>:<text:tab/>mark &gt;= <text:span text:style-name="T28">5</text:span>0 </text:p>
      <text:p text:style-name="P29"><text:tab/>-3<text:span text:style-name="T5">rd</text:span> class<text:tab/><text:tab/>:<text:tab/>mark &gt;= <text:span text:style-name="T28">4</text:span>0</text:p>
      <text:p text:style-name="P29"><text:tab/>-F<text:tab/><text:tab/><text:tab/>:<text:tab/>mark <text:span text:style-name="T28">&lt; </text:span>40</text:p>
      <text:p text:style-name="P29"><text:soft-page-break/></text:p>
      <text:p text:style-name="P29"/>
      <text:p text:style-name="P29"><text:span text:style-name="T19">import </text:span><text:span text:style-name="T11">java.io.BufferedReader</text:span><text:span text:style-name="T12">;</text:span><text:line-break/><text:span text:style-name="T19">import </text:span><text:span text:style-name="T11">java.io.FileReader</text:span><text:span text:style-name="T12">;</text:span><text:line-break/><text:span text:style-name="T19">import </text:span><text:span text:style-name="T11">java.io.IOException</text:span><text:span text:style-name="T12">;</text:span><text:line-break/><text:line-break/><text:span text:style-name="T19">public class </text:span><text:span text:style-name="T11">Grades </text:span><text:span text:style-name="T12">{</text:span><text:line-break/><text:span text:style-name="T12"> <text:s text:c="3"/></text:span><text:span text:style-name="T19">public static void </text:span><text:span text:style-name="T20">main</text:span><text:span text:style-name="T12">(</text:span><text:span text:style-name="T11">String</text:span><text:span text:style-name="T12">[] args) </text:span><text:span text:style-name="T19">throws </text:span><text:span text:style-name="T11">IOException </text:span><text:span text:style-name="T12">{</text:span><text:line-break/><text:span text:style-name="T12"> <text:s text:c="7"/></text:span><text:span text:style-name="T11">BufferedReader br</text:span><text:span text:style-name="T12">=</text:span><text:span text:style-name="T19">new </text:span><text:span text:style-name="T12">BufferedReader(</text:span><text:span text:style-name="T19">new </text:span><text:span text:style-name="T12">FileReader(</text:span><text:span text:style-name="T16">"result.csv"</text:span><text:span text:style-name="T12">));</text:span><text:line-break/><text:span text:style-name="T12"> <text:s text:c="7"/></text:span><text:span text:style-name="T11">String </text:span><text:span text:style-name="T12">s;</text:span><text:line-break/><text:span text:style-name="T12"> <text:s text:c="7"/></text:span><text:span text:style-name="T19">int </text:span><text:span text:style-name="T12">mark;</text:span><text:line-break/><text:span text:style-name="T12"> <text:s text:c="7"/></text:span><text:span text:style-name="T11">String</text:span><text:span text:style-name="T12">[] stArray;</text:span><text:line-break/><text:span text:style-name="T12"> <text:s text:c="7"/></text:span><text:span text:style-name="T11">br</text:span><text:span text:style-name="T12">.readLine();</text:span><text:line-break/><text:span text:style-name="T12"> <text:s text:c="7"/></text:span><text:span text:style-name="T11">System</text:span><text:span text:style-name="T12">.</text:span><text:span text:style-name="T21">out</text:span><text:span text:style-name="T12">.println(</text:span><text:span text:style-name="T16">"Name</text:span><text:span text:style-name="T18">\t\t</text:span><text:span text:style-name="T16"> Grade"</text:span><text:span text:style-name="T12">);</text:span><text:line-break/><text:span text:style-name="T12"> <text:s text:c="7"/></text:span><text:span text:style-name="T19">while</text:span><text:span text:style-name="T12">((s=</text:span><text:span text:style-name="T11">br</text:span><text:span text:style-name="T12">.readLine())!=</text:span><text:span text:style-name="T19">null</text:span><text:span text:style-name="T12">){</text:span><text:line-break/><text:span text:style-name="T12"> <text:s text:c="11"/>stArray=s.split(</text:span><text:span text:style-name="T16">"</text:span><text:span text:style-name="T17">,</text:span><text:span text:style-name="T16">"</text:span><text:span text:style-name="T12">);</text:span><text:line-break/><text:span text:style-name="T12"> <text:s text:c="11"/>mark = </text:span><text:span text:style-name="T11">Integer</text:span><text:span text:style-name="T12">.</text:span><text:span text:style-name="T15">parseInt</text:span><text:span text:style-name="T12">(stArray[</text:span><text:span text:style-name="T22">1</text:span><text:span text:style-name="T12">]);</text:span><text:line-break/><text:span text:style-name="T12"> <text:s text:c="11"/></text:span><text:span text:style-name="T19">if</text:span><text:span text:style-name="T12">(mark&gt;=</text:span><text:span text:style-name="T22">80</text:span><text:span text:style-name="T12">)</text:span><text:line-break/><text:span text:style-name="T12"> <text:s text:c="15"/></text:span><text:span text:style-name="T11">System</text:span><text:span text:style-name="T12">.</text:span><text:span text:style-name="T21">out</text:span><text:span text:style-name="T12">.println(stArray[</text:span><text:span text:style-name="T22">0</text:span><text:span text:style-name="T12">]+</text:span><text:span text:style-name="T16">"</text:span><text:span text:style-name="T18">\t\t</text:span><text:span text:style-name="T16"> Distinction"</text:span><text:span text:style-name="T12">);</text:span><text:line-break/><text:span text:style-name="T12"> <text:s text:c="11"/></text:span><text:span text:style-name="T19">else if</text:span><text:span text:style-name="T12">(mark&gt;=</text:span><text:span text:style-name="T22">60</text:span><text:span text:style-name="T12">)</text:span><text:line-break/><text:span text:style-name="T12"> <text:s text:c="15"/></text:span><text:span text:style-name="T11">System</text:span><text:span text:style-name="T12">.</text:span><text:span text:style-name="T21">out</text:span><text:span text:style-name="T12">.println(stArray[</text:span><text:span text:style-name="T22">0</text:span><text:span text:style-name="T12">]+</text:span><text:span text:style-name="T16">"</text:span><text:span text:style-name="T18">\t\t</text:span><text:span text:style-name="T16"> 1st Class"</text:span><text:span text:style-name="T12">);</text:span><text:line-break/><text:span text:style-name="T12"> <text:s text:c="11"/></text:span><text:span text:style-name="T19">else if</text:span><text:span text:style-name="T12">(mark&gt;=</text:span><text:span text:style-name="T22">50</text:span><text:span text:style-name="T12">)</text:span><text:line-break/><text:span text:style-name="T12"> <text:s text:c="15"/></text:span><text:span text:style-name="T11">System</text:span><text:span text:style-name="T12">.</text:span><text:span text:style-name="T21">out</text:span><text:span text:style-name="T12">.println(stArray[</text:span><text:span text:style-name="T22">0</text:span><text:span text:style-name="T12">]+</text:span><text:span text:style-name="T16">"</text:span><text:span text:style-name="T18">\t\t</text:span><text:span text:style-name="T16"> 2nd Class"</text:span><text:span text:style-name="T12">);</text:span><text:line-break/><text:span text:style-name="T12"> <text:s text:c="11"/></text:span><text:span text:style-name="T19">else if</text:span><text:span text:style-name="T12">(mark&gt;=</text:span><text:span text:style-name="T22">40</text:span><text:span text:style-name="T12">)</text:span><text:line-break/><text:span text:style-name="T12"> <text:s text:c="15"/></text:span><text:span text:style-name="T11">System</text:span><text:span text:style-name="T12">.</text:span><text:span text:style-name="T21">out</text:span><text:span text:style-name="T12">.println(stArray[</text:span><text:span text:style-name="T22">0</text:span><text:span text:style-name="T12">]+</text:span><text:span text:style-name="T16">"</text:span><text:span text:style-name="T18">\t\t</text:span><text:span text:style-name="T16"> 3rd Class"</text:span><text:span text:style-name="T12">);</text:span><text:line-break/><text:span text:style-name="T12"> <text:s text:c="11"/></text:span><text:span text:style-name="T19">else</text:span><text:line-break/><text:span text:style-name="T19"> <text:s text:c="15"/></text:span><text:span text:style-name="T11">System</text:span><text:span text:style-name="T12">.</text:span><text:span text:style-name="T21">out</text:span><text:span text:style-name="T12">.println(stArray[</text:span><text:span text:style-name="T22">0</text:span><text:span text:style-name="T12">]+</text:span><text:span text:style-name="T16">"</text:span><text:span text:style-name="T18">\t\t</text:span><text:span text:style-name="T16"> Failed"</text:span><text:span text:style-name="T12">);</text:span><text:line-break/><text:span text:style-name="T12"> <text:s text:c="7"/>}</text:span><text:line-break/><text:span text:style-name="T12"> <text:s text:c="7"/></text:span><text:span text:style-name="T11">br</text:span><text:span text:style-name="T12">.close();</text:span><text:line-break/><text:span text:style-name="T12"> <text:s text:c="3"/>}</text:span><text:line-break/><text:span text:style-name="T12">}</text:span><text:line-break/></text:p>
      <text:p text:style-name="P29"><text:soft-page-break/></text:p>
      <text:p text:style-name="P9"/>
      <text:p text:style-name="P9"><text:span text:style-name="T23">1</text:span><text:span text:style-name="T4">. Write a program to create a .csv file</text:span></text:p>
      <text:p text:style-name="P9"><text:span text:style-name="T4">input name and phone number of </text:span><text:span text:style-name="T7">n</text:span><text:span text:style-name="T4"> students and add to the file.</text:span></text:p>
      <text:p text:style-name="P10"><text:span text:style-name="T4">Create another text file and copy the content of the 1</text:span><text:span text:style-name="T6">st</text:span><text:span text:style-name="T4"> file to the second file.</text:span></text:p>
      <text:p text:style-name="P1"/>
      <text:p text:style-name="P1"><text:span text:style-name="T19">import </text:span><text:span text:style-name="T11">java.io.</text:span><text:span text:style-name="T12">*;</text:span><text:line-break/><text:span text:style-name="T19">import </text:span><text:span text:style-name="T11">java.util.Scanner</text:span><text:span text:style-name="T12">;</text:span><text:line-break/><text:line-break/><text:span text:style-name="T19">public class </text:span><text:span text:style-name="T11">Copy2 </text:span><text:span text:style-name="T12">{</text:span><text:line-break/><text:span text:style-name="T12"> <text:s text:c="3"/></text:span><text:span text:style-name="T19">public static void </text:span><text:span text:style-name="T20">main</text:span><text:span text:style-name="T12">(</text:span><text:span text:style-name="T11">String</text:span><text:span text:style-name="T12">[] args) </text:span><text:span text:style-name="T19">throws </text:span><text:span text:style-name="T11">IOException </text:span><text:span text:style-name="T12">{</text:span><text:line-break/><text:span text:style-name="T12"> <text:s text:c="7"/></text:span><text:span text:style-name="T11">Scanner sc </text:span><text:span text:style-name="T12">= </text:span><text:span text:style-name="T19">new </text:span><text:span text:style-name="T12">Scanner(</text:span><text:span text:style-name="T11">System</text:span><text:span text:style-name="T12">.</text:span><text:span text:style-name="T21">in</text:span><text:span text:style-name="T12">);</text:span><text:line-break/><text:span text:style-name="T12"> <text:s text:c="7"/></text:span><text:span text:style-name="T11">FileWriter fw </text:span><text:span text:style-name="T12">= </text:span><text:span text:style-name="T19">new </text:span><text:span text:style-name="T12">FileWriter(</text:span><text:span text:style-name="T16">"name.csv"</text:span><text:span text:style-name="T12">);</text:span><text:line-break/><text:span text:style-name="T12"> <text:s text:c="7"/></text:span><text:span text:style-name="T11">System</text:span><text:span text:style-name="T12">.</text:span><text:span text:style-name="T21">out</text:span><text:span text:style-name="T12">.println(</text:span><text:span text:style-name="T16">"Enter the number of students"</text:span><text:span text:style-name="T12">);</text:span><text:line-break/><text:span text:style-name="T12"> <text:s text:c="7"/></text:span><text:span text:style-name="T19">int </text:span><text:span text:style-name="T11">n </text:span><text:span text:style-name="T12">= </text:span><text:span text:style-name="T11">Integer</text:span><text:span text:style-name="T12">.</text:span><text:span text:style-name="T15">parseInt</text:span><text:span text:style-name="T12">(</text:span><text:span text:style-name="T11">sc</text:span><text:span text:style-name="T12">.nextLine());</text:span><text:line-break/><text:span text:style-name="T12"> <text:s text:c="7"/></text:span><text:span text:style-name="T11">fw</text:span><text:span text:style-name="T12">.write(</text:span><text:span text:style-name="T16">"Name,number</text:span><text:span text:style-name="T18">\n</text:span><text:span text:style-name="T16">"</text:span><text:span text:style-name="T12">);</text:span><text:line-break/><text:line-break/><text:span text:style-name="T12"> <text:s text:c="7"/></text:span><text:span text:style-name="T19">for</text:span><text:span text:style-name="T12">(</text:span><text:span text:style-name="T19">int </text:span><text:span text:style-name="T12">i=</text:span><text:span text:style-name="T22">0</text:span><text:span text:style-name="T12">;i&lt;</text:span><text:span text:style-name="T11">n</text:span><text:span text:style-name="T12">;i++){</text:span><text:line-break/><text:span text:style-name="T12"> <text:s text:c="11"/></text:span><text:span text:style-name="T11">System</text:span><text:span text:style-name="T12">.</text:span><text:span text:style-name="T21">out</text:span><text:span text:style-name="T12">.println(</text:span><text:span text:style-name="T16">"Enter name and number"</text:span><text:span text:style-name="T12">);</text:span><text:line-break/><text:span text:style-name="T12"> <text:s text:c="11"/></text:span><text:span text:style-name="T11">fw</text:span><text:span text:style-name="T12">.write(</text:span><text:span text:style-name="T11">sc</text:span><text:span text:style-name="T12">.nextLine()+</text:span><text:span text:style-name="T16">","</text:span><text:span text:style-name="T12">+</text:span><text:span text:style-name="T11">sc</text:span><text:span text:style-name="T12">.nextLine()+</text:span><text:span text:style-name="T16">"</text:span><text:span text:style-name="T18">\n</text:span><text:span text:style-name="T16">"</text:span><text:span text:style-name="T12">);</text:span><text:line-break/><text:span text:style-name="T12"> <text:s text:c="7"/>}</text:span><text:line-break/><text:span text:style-name="T12"> <text:s text:c="7"/></text:span><text:span text:style-name="T11">fw</text:span><text:span text:style-name="T12">.flush();</text:span><text:line-break/><text:span text:style-name="T12"> <text:s text:c="7"/></text:span><text:span text:style-name="T11">fw</text:span><text:span text:style-name="T12">.close();</text:span><text:line-break/><text:line-break/><text:span text:style-name="T12"> <text:s text:c="7"/></text:span><text:span text:style-name="T11">String </text:span><text:span text:style-name="T12">s;</text:span><text:line-break/><text:span text:style-name="T12"> <text:s text:c="7"/></text:span><text:span text:style-name="T11">BufferedReader br</text:span><text:span text:style-name="T12">=</text:span><text:span text:style-name="T19">new </text:span><text:span text:style-name="T12">BufferedReader(</text:span><text:span text:style-name="T19">new </text:span><text:span text:style-name="T12">FileReader(</text:span><text:span text:style-name="T16">"name.csv"</text:span><text:span text:style-name="T12">));</text:span><text:line-break/><text:span text:style-name="T12"> <text:s text:c="7"/></text:span><text:span text:style-name="T11">FileWriter fw2</text:span><text:span text:style-name="T12">=</text:span><text:span text:style-name="T19">new </text:span><text:span text:style-name="T12">FileWriter(</text:span><text:span text:style-name="T16">"newFile.txt"</text:span><text:span text:style-name="T12">);</text:span><text:line-break/><text:span text:style-name="T12"> <text:s text:c="7"/></text:span><text:span text:style-name="T19">while</text:span><text:span text:style-name="T12">((s=</text:span><text:span text:style-name="T11">br</text:span><text:span text:style-name="T12">.readLine())!=</text:span><text:span text:style-name="T19">null</text:span><text:span text:style-name="T12">){</text:span><text:line-break/><text:span text:style-name="T12"> <text:s text:c="11"/></text:span><text:span text:style-name="T11">System</text:span><text:span text:style-name="T12">.</text:span><text:span text:style-name="T21">out</text:span><text:span text:style-name="T12">.println(s);</text:span><text:line-break/><text:span text:style-name="T12"> <text:s text:c="11"/></text:span><text:span text:style-name="T11">fw2</text:span><text:span text:style-name="T12">.write(s+</text:span><text:span text:style-name="T16">"</text:span><text:span text:style-name="T18">\n</text:span><text:span text:style-name="T16">"</text:span><text:span text:style-name="T12">);</text:span><text:line-break/><text:span text:style-name="T12"> <text:s text:c="7"/>}</text:span><text:line-break/><text:span text:style-name="T12"> <text:s text:c="7"/></text:span><text:span text:style-name="T11">fw2</text:span><text:span text:style-name="T12">.close();</text:span><text:line-break/><text:span text:style-name="T12"> <text:s text:c="7"/></text:span><text:span text:style-name="T11">br</text:span><text:span text:style-name="T12">.close();</text:span><text:line-break/><text:soft-page-break/><text:line-break/><text:span text:style-name="T12"> <text:s text:c="3"/>}</text:span><text:line-break/><text:span text:style-name="T12">}</text:span><text:line-break/></text:p>
      <text:p text:style-name="P1"/>
      <text:p text:style-name="P17"/>
      <text:p text:style-name="P20">2. Write a program to update file <text:span text:style-name="T4">DailyT</text:span>asks.txt by adding n more tasks. input from the user. </text:p>
      <text:p text:style-name="P21">(Adding data to existing file)</text:p>
      <text:p text:style-name="P1"/>
      <text:p text:style-name="P1"><text:span text:style-name="T19">import </text:span><text:span text:style-name="T11">java.io.</text:span><text:span text:style-name="T12">*;</text:span><text:line-break/><text:span text:style-name="T19">import </text:span><text:span text:style-name="T11">java.util.Scanner</text:span><text:span text:style-name="T12">;</text:span><text:line-break/><text:line-break/><text:span text:style-name="T19">public class </text:span><text:span text:style-name="T11">Copy </text:span><text:span text:style-name="T12">{</text:span><text:line-break/><text:span text:style-name="T12"> <text:s text:c="3"/></text:span><text:span text:style-name="T19">public static void </text:span><text:span text:style-name="T20">main</text:span><text:span text:style-name="T12">(</text:span><text:span text:style-name="T11">String</text:span><text:span text:style-name="T12">[] args) </text:span><text:span text:style-name="T19">throws </text:span><text:span text:style-name="T11">IOException </text:span><text:span text:style-name="T12">{</text:span><text:line-break/><text:span text:style-name="T12"> <text:s text:c="7"/></text:span><text:span text:style-name="T11">Scanner sc </text:span><text:span text:style-name="T12">= </text:span><text:span text:style-name="T19">new </text:span><text:span text:style-name="T12">Scanner(</text:span><text:span text:style-name="T11">System</text:span><text:span text:style-name="T12">.</text:span><text:span text:style-name="T21">in</text:span><text:span text:style-name="T12">);</text:span><text:line-break/><text:span text:style-name="T12"> <text:s text:c="7"/></text:span><text:span text:style-name="T11">FileWriter fw </text:span><text:span text:style-name="T12">= </text:span><text:span text:style-name="T19">new </text:span><text:span text:style-name="T12">FileWriter(</text:span><text:span text:style-name="T16">"DailyTask.txt"</text:span><text:span text:style-name="T12">,</text:span><text:span text:style-name="T19">false</text:span><text:span text:style-name="T12">);</text:span><text:line-break/><text:line-break/><text:span text:style-name="T12"> <text:s text:c="7"/></text:span><text:span text:style-name="T11">System</text:span><text:span text:style-name="T12">.</text:span><text:span text:style-name="T21">out</text:span><text:span text:style-name="T12">.println(</text:span><text:span text:style-name="T16">"Enter number of tasks :"</text:span><text:span text:style-name="T12">);</text:span><text:line-break/><text:span text:style-name="T12"> <text:s text:c="7"/></text:span><text:span text:style-name="T19">int </text:span><text:span text:style-name="T11">n </text:span><text:span text:style-name="T12">= </text:span><text:span text:style-name="T11">sc</text:span><text:span text:style-name="T12">.nextInt();</text:span><text:line-break/><text:span text:style-name="T12"> <text:s text:c="7"/></text:span><text:span text:style-name="T11">sc</text:span><text:span text:style-name="T12">.nextLine();</text:span><text:line-break/><text:line-break/><text:span text:style-name="T12"> <text:s text:c="7"/></text:span><text:span text:style-name="T19">for</text:span><text:span text:style-name="T12">(</text:span><text:span text:style-name="T19">int </text:span><text:span text:style-name="T12">i=</text:span><text:span text:style-name="T22">1</text:span><text:span text:style-name="T12">;i&lt;=</text:span><text:span text:style-name="T11">n</text:span><text:span text:style-name="T12">;i++){</text:span><text:line-break/><text:span text:style-name="T12"> <text:s text:c="11"/></text:span><text:span text:style-name="T11">System</text:span><text:span text:style-name="T12">.</text:span><text:span text:style-name="T21">out</text:span><text:span text:style-name="T12">.print(</text:span><text:span text:style-name="T16">"Enter the task: "</text:span><text:span text:style-name="T12">);</text:span><text:line-break/><text:span text:style-name="T12"> <text:s text:c="11"/></text:span><text:span text:style-name="T11">fw</text:span><text:span text:style-name="T12">.write(</text:span><text:span text:style-name="T11">sc</text:span><text:span text:style-name="T12">.nextLine()+</text:span><text:span text:style-name="T16">"</text:span><text:span text:style-name="T18">\n</text:span><text:span text:style-name="T16">"</text:span><text:span text:style-name="T12">);</text:span><text:line-break/><text:line-break/><text:span text:style-name="T12"> <text:s text:c="7"/>}</text:span><text:line-break/><text:span text:style-name="T12"> <text:s text:c="7"/></text:span><text:span text:style-name="T11">fw</text:span><text:span text:style-name="T12">.flush();</text:span><text:line-break/><text:span text:style-name="T12"> <text:s text:c="7"/></text:span><text:span text:style-name="T11">fw</text:span><text:span text:style-name="T12">.close();</text:span><text:line-break/><text:span text:style-name="T12"> <text:s text:c="3"/>}</text:span><text:line-break/><text:span text:style-name="T12">}</text:span><text:line-break/></text:p>
      <text:p text:style-name="P1"/>
      <text:p text:style-name="P1"/>
      <text:p text:style-name="P1"/>
      <text:p text:style-name="P1"><text:soft-page-break/></text:p>
      <text:p text:style-name="P22">3. Write a program to read a file called “tax<text:span text:style-name="T9">Report</text:span>.csv” and update the file with following details</text:p>
      <text:p text:style-name="P22"><text:tab/>-remove the records with less than Rs <text:span text:style-name="T10">1</text:span> lakh annual income</text:p>
      <text:p text:style-name="P22"><text:tab/>-calculate tax <text:span text:style-name="T10">(10%) </text:span>for the rest of the records and add extra field to store that value</text:p>
      <text:p text:style-name="P22"/>
      <text:p text:style-name="P22">-<text:span text:style-name="T9">print the file</text:span></text:p>
      <text:p text:style-name="P18"/>
      <text:p text:style-name="P5"/>
      <text:p text:style-name="P1"/>
      <text:p text:style-name="P1"><text:span text:style-name="T19">import </text:span><text:span text:style-name="T11">java.io.</text:span><text:span text:style-name="T12">*;</text:span><text:line-break/><text:line-break/><text:span text:style-name="T19">public class </text:span><text:span text:style-name="T11">TaxReport </text:span><text:span text:style-name="T12">{</text:span><text:line-break/><text:span text:style-name="T12"> <text:s text:c="3"/></text:span><text:span text:style-name="T19">public static void </text:span><text:span text:style-name="T20">main</text:span><text:span text:style-name="T12">(</text:span><text:span text:style-name="T11">String</text:span><text:span text:style-name="T12">[] args) </text:span><text:span text:style-name="T19">throws </text:span><text:span text:style-name="T11">IOException </text:span><text:span text:style-name="T12">{</text:span><text:line-break/><text:span text:style-name="T12"> <text:s text:c="7"/></text:span><text:span text:style-name="T11">BufferedReader </text:span><text:span text:style-name="T12">br=</text:span><text:span text:style-name="T19">new </text:span><text:span text:style-name="T12">BufferedReader(</text:span><text:span text:style-name="T19">new </text:span><text:span text:style-name="T12">FileReader(</text:span><text:span text:style-name="T16">"taxReport.csv"</text:span><text:span text:style-name="T12">));</text:span><text:line-break/><text:span text:style-name="T12"> <text:s text:c="7"/></text:span><text:span text:style-name="T11">FileWriter temp </text:span><text:span text:style-name="T12">= </text:span><text:span text:style-name="T19">new </text:span><text:span text:style-name="T12">FileWriter(</text:span><text:span text:style-name="T16">"temp.csv"</text:span><text:span text:style-name="T12">);</text:span><text:line-break/><text:span text:style-name="T12"> <text:s text:c="7"/></text:span><text:span text:style-name="T11">String </text:span><text:span text:style-name="T12">line;</text:span><text:line-break/><text:span text:style-name="T12"> <text:s text:c="7"/></text:span><text:span text:style-name="T11">String</text:span><text:span text:style-name="T12">[] fields;</text:span><text:line-break/><text:span text:style-name="T12"> <text:s text:c="7"/></text:span><text:span text:style-name="T19">int </text:span><text:span text:style-name="T12">income;</text:span><text:line-break/><text:span text:style-name="T12"> <text:s text:c="7"/></text:span><text:span text:style-name="T11">temp</text:span><text:span text:style-name="T12">.write(br.readLine()+</text:span><text:span text:style-name="T16">",Tax</text:span><text:span text:style-name="T18">\n</text:span><text:span text:style-name="T16">"</text:span><text:span text:style-name="T12">);</text:span><text:line-break/><text:span text:style-name="T12"> <text:s text:c="7"/></text:span><text:span text:style-name="T19">while</text:span><text:span text:style-name="T12">((line= br.readLine())!=</text:span><text:span text:style-name="T19">null</text:span><text:span text:style-name="T12">){</text:span><text:line-break/><text:span text:style-name="T12"> <text:s text:c="11"/>fields=line.split(</text:span><text:span text:style-name="T16">"</text:span><text:span text:style-name="T17">,</text:span><text:span text:style-name="T16">"</text:span><text:span text:style-name="T12">);</text:span><text:line-break/><text:span text:style-name="T12"> <text:s text:c="11"/>income=</text:span><text:span text:style-name="T11">Integer</text:span><text:span text:style-name="T12">.</text:span><text:span text:style-name="T15">parseInt</text:span><text:span text:style-name="T12">(fields[</text:span><text:span text:style-name="T22">1</text:span><text:span text:style-name="T12">]);</text:span><text:line-break/><text:span text:style-name="T12"> <text:s text:c="11"/></text:span><text:span text:style-name="T19">if</text:span><text:span text:style-name="T12">(income&gt;=</text:span><text:span text:style-name="T22">100000</text:span><text:span text:style-name="T12">)</text:span><text:line-break/><text:span text:style-name="T12"> <text:s text:c="15"/></text:span><text:span text:style-name="T11">temp</text:span><text:span text:style-name="T12">.write(line+</text:span><text:span text:style-name="T16">","</text:span><text:span text:style-name="T12">+(</text:span><text:span text:style-name="T19">int</text:span><text:span text:style-name="T12">)(</text:span><text:span text:style-name="T22">0.1</text:span><text:span text:style-name="T12">*income)+</text:span><text:span text:style-name="T16">'</text:span><text:span text:style-name="T18">\n</text:span><text:span text:style-name="T16">'</text:span><text:span text:style-name="T12">);</text:span><text:line-break/><text:span text:style-name="T12"> <text:s text:c="7"/>}</text:span><text:line-break/><text:span text:style-name="T12"> <text:s text:c="7"/>br.close();</text:span><text:span text:style-name="T11">temp</text:span><text:span text:style-name="T12">.close();</text:span><text:line-break/><text:span text:style-name="T12"> <text:s text:c="7"/></text:span><text:span text:style-name="T11">File f1</text:span><text:span text:style-name="T12">=</text:span><text:span text:style-name="T19">new </text:span><text:span text:style-name="T12">File(</text:span><text:span text:style-name="T16">"taxReport.csv"</text:span><text:span text:style-name="T12">);</text:span><text:line-break/><text:span text:style-name="T12"> <text:s text:c="7"/></text:span><text:span text:style-name="T11">File f2</text:span><text:span text:style-name="T12">=</text:span><text:span text:style-name="T19">new </text:span><text:span text:style-name="T12">File(</text:span><text:span text:style-name="T16">"temp.csv"</text:span><text:span text:style-name="T12">);</text:span><text:line-break/><text:span text:style-name="T12"> <text:s text:c="7"/></text:span><text:span text:style-name="T24">//f1.delete();</text:span><text:line-break/><text:span text:style-name="T24"> <text:s text:c="7"/></text:span><text:span text:style-name="T11">f2</text:span><text:span text:style-name="T12">.renameTo(</text:span><text:span text:style-name="T11">f1</text:span><text:span text:style-name="T12">);</text:span><text:line-break/><text:soft-page-break/><text:line-break/><text:span text:style-name="T12"> <text:s text:c="7"/>br=</text:span><text:span text:style-name="T19">new </text:span><text:span text:style-name="T12">BufferedReader(</text:span><text:span text:style-name="T19">new </text:span><text:span text:style-name="T12">FileReader(</text:span><text:span text:style-name="T16">"taxReport.csv"</text:span><text:span text:style-name="T12">));</text:span><text:line-break/><text:span text:style-name="T12"> <text:s text:c="7"/>fields = br.readLine().split(</text:span><text:span text:style-name="T16">"</text:span><text:span text:style-name="T17">,</text:span><text:span text:style-name="T16">"</text:span><text:span text:style-name="T12">);</text:span><text:line-break/><text:span text:style-name="T12"> <text:s text:c="7"/></text:span><text:span text:style-name="T11">System</text:span><text:span text:style-name="T12">.</text:span><text:span text:style-name="T21">out</text:span><text:span text:style-name="T12">.println(fields[</text:span><text:span text:style-name="T22">0</text:span><text:span text:style-name="T12">]+</text:span><text:span text:style-name="T16">"</text:span><text:span text:style-name="T18">\t\t</text:span><text:span text:style-name="T16">"</text:span><text:span text:style-name="T12">+fields[</text:span><text:span text:style-name="T22">1</text:span><text:span text:style-name="T12">]+</text:span><text:span text:style-name="T16">"</text:span><text:span text:style-name="T18">\t\t</text:span><text:span text:style-name="T16">"</text:span><text:span text:style-name="T12">+fields[</text:span><text:span text:style-name="T22">2</text:span><text:span text:style-name="T12">]+</text:span><text:span text:style-name="T16">"</text:span><text:span text:style-name="T18">\t\t</text:span><text:span text:style-name="T16">"</text:span><text:span text:style-name="T12">);</text:span><text:line-break/><text:span text:style-name="T12"> <text:s text:c="7"/></text:span><text:span text:style-name="T19">while</text:span><text:span text:style-name="T12">((line=br.readLine())!=</text:span><text:span text:style-name="T19">null</text:span><text:span text:style-name="T12">){</text:span><text:line-break/><text:span text:style-name="T12"> <text:s text:c="11"/>fields = line.split(</text:span><text:span text:style-name="T16">"</text:span><text:span text:style-name="T17">,</text:span><text:span text:style-name="T16">"</text:span><text:span text:style-name="T12">);</text:span><text:line-break/><text:span text:style-name="T12"> <text:s text:c="11"/></text:span><text:span text:style-name="T11">System</text:span><text:span text:style-name="T12">.</text:span><text:span text:style-name="T21">out</text:span><text:span text:style-name="T12">.println(fields[</text:span><text:span text:style-name="T22">0</text:span><text:span text:style-name="T12">]+</text:span><text:span text:style-name="T16">"</text:span><text:span text:style-name="T18">\t\t</text:span><text:span text:style-name="T16">"</text:span><text:span text:style-name="T12">+fields[</text:span><text:span text:style-name="T22">1</text:span><text:span text:style-name="T12">]+</text:span><text:span text:style-name="T16">"</text:span><text:span text:style-name="T18">\t\t</text:span><text:span text:style-name="T16">"</text:span><text:span text:style-name="T12">+fields[</text:span><text:span text:style-name="T22">2</text:span><text:span text:style-name="T12">]+</text:span><text:span text:style-name="T16">"</text:span><text:span text:style-name="T18">\t\t</text:span><text:span text:style-name="T16">"</text:span><text:span text:style-name="T12">);</text:span><text:line-break/><text:span text:style-name="T12"> <text:s text:c="7"/>}</text:span><text:line-break/><text:line-break/><text:span text:style-name="T12"> <text:s text:c="3"/>}</text:span><text:line-break/><text:span text:style-name="T12">}</text:span><text:line-break/></text:p>
      <text:p text:style-name="P1"/>
      <text:p text:style-name="P24">3. <text:span text:style-name="T8">source.txt : Contains many sentences with 1 sentence in each line.</text:span></text:p>
      <text:p text:style-name="P19">-Write a program to make a new txt file </text:p>
      <text:p text:style-name="P19">-Read the data from the source file and write it into destination file in the form of paragraphs</text:p>
      <text:p text:style-name="P19">-Each paragraph contains <text:span text:style-name="T4">5</text:span> sentences and begins with a tabspace.</text:p>
      <text:p text:style-name="P2"/>
      <text:p text:style-name="P8">Solution will be shared later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94cm" fo:margin-bottom="0.89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4T06:05:12.527657791</meta:creation-date>
    <meta:generator>LibreOffice/6.4.7.2$Linux_X86_64 LibreOffice_project/40$Build-2</meta:generator>
    <dc:date>2022-02-04T17:39:37.846054856</dc:date>
    <meta:editing-duration>PT41M29S</meta:editing-duration>
    <meta:editing-cycles>6</meta:editing-cycles>
    <meta:document-statistic meta:table-count="0" meta:image-count="0" meta:object-count="0" meta:page-count="9" meta:paragraph-count="50" meta:word-count="819" meta:character-count="7922" meta:non-whitespace-character-count="5756"/>
  </office:meta>
</office:document-meta>
</file>